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<text:line-break/>-- -----------------------------------------------------<text:line-break/>-- Schema lafleur2<text:line-break/>-- -----------------------------------------------------<text:line-break/>CREATE SCHEMA IF NOT EXISTS `lafleur2` DEFAULT CHARACTER SET utf8 ;<text:line-break/>USE `lafleur2` ;<text:line-break/><text:line-break/>-- -----------------------------------------------------<text:line-break/>-- Table `lafleur2`.`lafleur_couleurs`<text:line-break/>-- -----------------------------------------------------<text:line-break/>CREATE TABLE IF NOT EXISTS `lafleur2`.`lafleur_couleurs` (<text:line-break/> <text:s/>`idcouleur` INT NOT NULL AUTO_INCREMENT,<text:line-break/> <text:s/>`nom_couleur` VARCHAR(45) NOT NULL,<text:line-break/> <text:s/>PRIMARY KEY (`idcouleur`))<text:line-break/>ENGINE = InnoDB;<text:line-break/><text:line-break/><text:line-break/>-- -----------------------------------------------------<text:line-break/>-- Table `lafleur2`.`lafleur_type_plante`<text:line-break/>-- -----------------------------------------------------<text:line-break/>CREATE TABLE IF NOT EXISTS `lafleur2`.`lafleur_type_plante` (<text:line-break/> <text:s/>`id_type_plante` INT NOT NULL AUTO_INCREMENT,<text:line-break/> <text:s/>`nom_plante` VARCHAR(45) NOT NULL,<text:line-break/> <text:s/>`description` VARCHAR(255) NULL,<text:line-break/> <text:s/>PRIMARY KEY (`id_type_plante`))<text:line-break/>ENGINE = InnoDB;<text:line-break/><text:line-break/><text:line-break/>-- -----------------------------------------------------<text:line-break/>-- Table `lafleur2`.`lafleur_unite`<text:line-break/>-- -----------------------------------------------------<text:line-break/>CREATE TABLE IF NOT EXISTS `lafleur2`.`lafleur_unite` (<text:line-break/> <text:s/>`id_unite` INT NOT NULL AUTO_INCREMENT,<text:line-break/> <text:s/>`type_unite` VARCHAR(45) NOT NULL,<text:line-break/> <text:s/>PRIMARY KEY (`id_unite`))<text:line-break/>ENGINE = InnoDB;<text:line-break/><text:line-break/><text:line-break/>-- -----------------------------------------------------<text:line-break/>-- Table `lafleur2`.`lafleur_produits`<text:line-break/>-- -----------------------------------------------------<text:line-break/>CREATE TABLE IF NOT EXISTS `lafleur2`.`lafleur_produits` (<text:line-break/> <text:s/>`idProduit` INT NOT NULL AUTO_INCREMENT,<text:line-break/> <text:s/>`plante_id` INT NOT NULL,<text:line-break/> <text:s/>`couleur_id` INT NOT NULL,<text:line-break/> <text:s/>`unite_id` INT NOT NULL,<text:line-break/> <text:s/>`prix` DECIMAL(5,2) NOT NULL,<text:line-break/> <text:s/>`description` VARCHAR(255) NOT NULL,<text:line-break/> <text:s/>`stock` INT NOT NULL,<text:line-break/><text:soft-page-break/> <text:s/>`date_m_a_j` DATETIME NOT NULL,<text:line-break/> <text:s/>PRIMARY KEY (`idProduit`),<text:line-break/> <text:s/>INDEX `fk_produit_couleur_id` (`couleur_id` ASC) ,<text:line-break/> <text:s/>INDEX `fk_lafleur_produits_type_plante1_id` (`plante_id` ASC) ,<text:line-break/> <text:s/>INDEX `fk_lafleur_produits_unite1_id` (`unite_id` ASC) ,<text:line-break/> <text:s/>CONSTRAINT `fk_produit_couleur`<text:line-break/> <text:s text:c="3"/>FOREIGN KEY (`couleur_id`)<text:line-break/> <text:s text:c="3"/>REFERENCES `lafleur2`.`lafleur_couleurs` (`idcouleur`)<text:line-break/> <text:s text:c="3"/>ON DELETE NO ACTION<text:line-break/> <text:s text:c="3"/>ON UPDATE NO ACTION,<text:line-break/> <text:s/>CONSTRAINT `fk_lafleur_produits_type_plante1`<text:line-break/> <text:s text:c="3"/>FOREIGN KEY (`plante_id`)<text:line-break/> <text:s text:c="3"/>REFERENCES `lafleur2`.`lafleur_type_plante` (`id_type_plante`)<text:line-break/> <text:s text:c="3"/>ON DELETE NO ACTION<text:line-break/> <text:s text:c="3"/>ON UPDATE NO ACTION,<text:line-break/> <text:s/>CONSTRAINT `fk_lafleur_produits_unite1`<text:line-break/> <text:s text:c="3"/>FOREIGN KEY (`unite_id`)<text:line-break/> <text:s text:c="3"/>REFERENCES `lafleur2`.`lafleur_unite` (`id_unite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ategories`<text:line-break/>-- -----------------------------------------------------<text:line-break/>CREATE TABLE IF NOT EXISTS `lafleur2`.`lafleur_categories` (<text:line-break/> <text:s/>`idcategories` INT NOT NULL AUTO_INCREMENT,<text:line-break/> <text:s/>`libelle` VARCHAR(45) NOT NULL,<text:line-break/> <text:s/>PRIMARY KEY (`idcategories`))<text:line-break/>ENGINE = InnoDB;<text:line-break/><text:line-break/><text:line-break/>-- -----------------------------------------------------<text:line-break/>-- Table `lafleur2`.`admin`<text:line-break/>-- -----------------------------------------------------<text:line-break/>CREATE TABLE IF NOT EXISTS `lafleur2`.`admin` (<text:line-break/> <text:s/>`idadmin` INT NOT NULL AUTO_INCREMENT,<text:line-break/> <text:s/>`login` VARCHAR(45) NOT NULL,<text:line-break/> <text:s/>`pwd` VARCHAR(64) NOT NULL,<text:line-break/> <text:s/>`emailAdmin` VARCHAR(64) NOT NULL,<text:line-break/> <text:s/>PRIMARY KEY (`idadmin`))<text:line-break/>ENGINE = InnoDB;<text:line-break/><text:line-break/><text:line-break/>-- -----------------------------------------------------<text:line-break/>-- Table `lafleur2`.`lafleur_produits_categories`<text:line-break/>-- -----------------------------------------------------<text:line-break/>CREATE TABLE IF NOT EXISTS `lafleur2`.`lafleur_produits_categories` (<text:line-break/> <text:s/>`produit_idProduit` INT NOT NULL,<text:line-break/> <text:s/>`categories_idcategories` INT NOT NULL,<text:line-break/> <text:s/>PRIMARY KEY (`produit_idProduit`, `categories_idcategories`),<text:line-break/> <text:s/>INDEX `fk_produit_has_categories_categories1_id` (`categories_idcategories` ASC) ,<text:line-break/> <text:s/>INDEX `fk_produit_has_categories_produit1_id` (`produit_idProduit` ASC) ,<text:line-break/> <text:s/>CONSTRAINT `fk_produit_has_categories_produit1`<text:line-break/> <text:s text:c="3"/>FOREIGN KEY (`produit_idProduit`)<text:line-break/> <text:s text:c="3"/>REFERENCES `lafleur2`.`lafleur_produits` (`idProduit`)<text:line-break/> <text:s text:c="3"/>ON DELETE NO ACTION<text:line-break/> <text:s text:c="3"/>ON UPDATE NO ACTION,<text:line-break/> <text:s/>CONSTRAINT `fk_produit_has_categories_categories1`<text:line-break/> <text:s text:c="3"/>FOREIGN KEY (`categories_idcategories`)<text:line-break/><text:soft-page-break/> <text:s text:c="3"/>REFERENCES `lafleur2`.`lafleur_categories` (`idcategories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villes`<text:line-break/>-- -----------------------------------------------------<text:line-break/>CREATE TABLE IF NOT EXISTS `lafleur2`.`lafleur_villes` (<text:line-break/> <text:s/>`id_ville` INT NOT NULL AUTO_INCREMENT,<text:line-break/> <text:s/>`ville` VARCHAR(45) NOT NULL,<text:line-break/> <text:s/>PRIMARY KEY (`id_ville`))<text:line-break/>ENGINE = InnoDB;<text:line-break/><text:line-break/><text:line-break/>-- -----------------------------------------------------<text:line-break/>-- Table `lafleur2`.`lafleur_code_postal`<text:line-break/>-- -----------------------------------------------------<text:line-break/>CREATE TABLE IF NOT EXISTS `lafleur2`.`lafleur_code_postal` (<text:line-break/> <text:s/>`id_code_postal` INT NOT NULL AUTO_INCREMENT,<text:line-break/> <text:s/>`code_postal` CHAR(5) NOT NULL,<text:line-break/> <text:s/>PRIMARY KEY (`id_code_postal`))<text:line-break/>ENGINE = InnoDB;<text:line-break/><text:line-break/><text:line-break/>-- -----------------------------------------------------<text:line-break/>-- Table `lafleur2`.`lafleur_adresses`<text:line-break/>-- -----------------------------------------------------<text:line-break/>CREATE TABLE IF NOT EXISTS `lafleur2`.`lafleur_adresses` (<text:line-break/> <text:s/>`id_adresse` INT NOT NULL AUTO_INCREMENT,<text:line-break/> <text:s/>`adresse` VARCHAR(255) NOT NULL,<text:line-break/> <text:s/>`complement_adresse` VARCHAR(255) NULL,<text:line-break/> <text:s/>`code_postal_id` INT NOT NULL,<text:line-break/> <text:s/>`ville_id` INT NOT NULL,<text:line-break/> <text:s/>PRIMARY KEY (`id_adresse`),<text:line-break/> <text:s/>INDEX `fk_adresse_ville1_idx` (`ville_id` ASC) ,<text:line-break/> <text:s/>INDEX `fk_adresse_code_postal1_idx` (`code_postal_id` ASC) ,<text:line-break/> <text:s/>CONSTRAINT `fk_adresse_ville1`<text:line-break/> <text:s text:c="3"/>FOREIGN KEY (`ville_id`)<text:line-break/> <text:s text:c="3"/>REFERENCES `lafleur2`.`lafleur_villes` (`id_ville`)<text:line-break/> <text:s text:c="3"/>ON DELETE NO ACTION<text:line-break/> <text:s text:c="3"/>ON UPDATE NO ACTION,<text:line-break/> <text:s/>CONSTRAINT `fk_adresse_code_postal1`<text:line-break/> <text:s text:c="3"/>FOREIGN KEY (`code_postal_id`)<text:line-break/> <text:s text:c="3"/>REFERENCES `lafleur2`.`lafleur_code_postal` (`id_code_postal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lients`<text:line-break/>-- -----------------------------------------------------<text:line-break/>CREATE TABLE IF NOT EXISTS `lafleur2`.`lafleur_clients` (<text:line-break/> <text:s/>`id_client` INT NOT NULL AUTO_INCREMENT,<text:line-break/> <text:s/>`nom_client` VARCHAR(45) NOT NULL,<text:line-break/> <text:s/>`prenom_client` VARCHAR(45) NOT NULL,<text:line-break/> <text:s/>`email_client` VARCHAR(64) NOT NULL,<text:line-break/> <text:s/>`mot_de_passe` VARCHAR(70) NOT NULL,<text:line-break/> <text:s/>`telephone` VARCHAR(15) NOT NULL,<text:line-break/><text:soft-page-break/> <text:s/>`lafleur_adresses_id` INT NOT NULL,<text:line-break/> <text:s/>PRIMARY KEY (`id_client`),<text:line-break/> <text:s/>UNIQUE INDEX `emailClient_UNIQUE` (`email_client` ASC) ,<text:line-break/> <text:s/>INDEX `fk_lafleur_clients_lafleur_adresses1_id` (`lafleur_adresses_id` ASC) ,<text:line-break/> <text:s/>CONSTRAINT `fk_lafleur_clients_lafleur_adresses1`<text:line-break/> <text:s text:c="3"/>FOREIGN KEY (`lafleur_adresses_id`)<text:line-break/> <text:s text:c="3"/>REFERENCES `lafleur2`.`lafleur_adresses` (`id_adresse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lots`<text:line-break/>-- -----------------------------------------------------<text:line-break/>CREATE TABLE IF NOT EXISTS `lafleur2`.`lafleur_lots` (<text:line-break/> <text:s/>`id_lot` INT NOT NULL,<text:line-break/> <text:s/>`nom_lot` VARCHAR(45) NOT NULL,<text:line-break/> <text:s/>`quantite` INT NOT NULL,<text:line-break/> <text:s/>PRIMARY KEY (`id_lot`))<text:line-break/>ENGINE = InnoDB;<text:line-break/><text:line-break/><text:line-break/>-- -----------------------------------------------------<text:line-break/>-- Table `lafleur2`.`lafleur_commandes`<text:line-break/>-- -----------------------------------------------------<text:line-break/>CREATE TABLE IF NOT EXISTS `lafleur2`.`lafleur_commandes` (<text:line-break/> <text:s/>`idcommande` INT NOT NULL AUTO_INCREMENT,<text:line-break/> <text:s/>`date _commande` DATETIME NOT NULL,<text:line-break/> <text:s/>`livraison_souhaitee` DATETIME NULL,<text:line-break/> <text:s/>`client_id` INT NOT NULL,<text:line-break/> <text:s/>`lot_id` INT NULL,<text:line-break/> <text:s/>`date_livraison` DATETIME NULL,<text:line-break/> <text:s/>`etat_commande` ENUM('en cours', 'payé', 'annulé', 'livré') NOT NULL,<text:line-break/> <text:s/>PRIMARY KEY (`idcommande`),<text:line-break/> <text:s/>INDEX `fk_commande_client1_idx` (`client_id` ASC) ,<text:line-break/> <text:s/>INDEX `fk_lafleur_commandes_lafleur_lots1_idx` (`lot_id` ASC) ,<text:line-break/> <text:s/>CONSTRAINT `fk_commande_client1`<text:line-break/> <text:s text:c="3"/>FOREIGN KEY (`client_id`)<text:line-break/> <text:s text:c="3"/>REFERENCES `lafleur2`.`lafleur_clients` (`id_client`)<text:line-break/> <text:s text:c="3"/>ON DELETE NO ACTION<text:line-break/> <text:s text:c="3"/>ON UPDATE NO ACTION,<text:line-break/> <text:s/>CONSTRAINT `fk_lafleur_commandes_lafleur_lots1`<text:line-break/> <text:s text:c="3"/>FOREIGN KEY (`lot_id`)<text:line-break/> <text:s text:c="3"/>REFERENCES `lafleur2`.`lafleur_lots` (`id_lot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ommande_produits`<text:line-break/>-- -----------------------------------------------------<text:line-break/>CREATE TABLE IF NOT EXISTS `lafleur2`.`lafleur_commande_produits` (<text:line-break/> <text:s/>`commande_id` INT NOT NULL,<text:line-break/> <text:s/>`produit_id` INT NOT NULL,<text:line-break/> <text:s/>`quantite` INT NOT NULL,<text:line-break/> <text:s/>PRIMARY KEY (`commande_id`, `produit_id`),<text:line-break/> <text:s/>INDEX `fk_commande_has_produit_produit1_id` (`produit_id` ASC),<text:line-break/> <text:s/>INDEX `fk_commande_has_produit_commande1_id` (`commande_id` ASC) ,<text:line-break/> <text:s/>CONSTRAINT `fk_commande_has_produit_commande1`<text:line-break/><text:soft-page-break/> <text:s text:c="3"/>FOREIGN KEY (`commande_id`)<text:line-break/> <text:s text:c="3"/>REFERENCES `lafleur2`.`lafleur_commandes` (`idcommande`)<text:line-break/> <text:s text:c="3"/>ON DELETE NO ACTION<text:line-break/> <text:s text:c="3"/>ON UPDATE NO ACTION,<text:line-break/> <text:s/>CONSTRAINT `fk_commande_has_produit_produit1`<text:line-break/> <text:s text:c="3"/>FOREIGN KEY (`produit_id`)<text:line-break/> <text:s text:c="3"/>REFERENCES `lafleur2`.`lafleur_produits` (`idProduit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05:32:02.863000000</meta:creation-date>
    <dc:date>2023-03-31T05:55:19.021000000</dc:date>
    <meta:editing-duration>PT23M15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1" meta:word-count="806" meta:character-count="9480" meta:non-whitespace-character-count="8268"/>
  </office:meta>
</office:document-meta>
</file>